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.499cm" loext:contextual-spacing="false" style:line-height-at-least="0.503cm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title</text:span><text:span text:style-name="T1">&gt;</text:span>My Page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&lt;/</text:span><text:span text:style-name="T2">h1</text:span><text:span text:style-name="T1">&gt;</text:span></text:p>
      <text:p text:style-name="P1"><text:span text:style-name="T1"/></text:p>
      <text:p text:style-name="P2"/>
      <text:p text:style-name="P1"><text:span text:style-name="T1">&lt;</text:span><text:span text:style-name="T2">script</text:span> <text:span text:style-name="T3">src</text:span>= <text:span text:style-name="T4">mains.js</text:span><text:span text:style-name="T1">&gt;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08:03.939222962</meta:creation-date>
    <dc:date>2018-11-17T11:09:24.026060040</dc:date>
    <meta:editing-duration>PT2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17" meta:character-count="154" meta:non-whitespace-character-count="148"/>
  </office:meta>
</office:document-meta>
</file>